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paragraph-properties style:border-line-width-bottom="0.035cm 0.035cm 0.025cm" fo:padding="0.074cm" fo:border-left="none" fo:border-right="none" fo:border-top="none" fo:border-bottom="2.75pt double #000000" style:join-border="false"/>
    </style:style>
    <style:style style:name="P3" style:family="paragraph" style:parent-style-name="List_20_Paragraph" style:list-style-name="WWNum2"/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w3 Assignment 3 </text:p>
      <text:p text:style-name="Preformatted_20_Text"/>
      <text:p text:style-name="Preformatted_20_Text">Edward Guloien 0749435</text:p>
      <text:p text:style-name="Preformatted_20_Text">Musharraf Azeem 1065180</text:p>
      <text:p text:style-name="Preformatted_20_Text"/>
      <text:p text:style-name="Preformatted_20_Text">See docs for relevant documentation details:</text:p>
      <text:p text:style-name="Preformatted_20_Text"><text:tab/>ER diagram -&gt; Contained in this doc</text:p>
      <text:p text:style-name="Preformatted_20_Text"><text:tab/>db schema <text:s/>-&gt; Contained in this doc</text:p>
      <text:p text:style-name="Preformatted_20_Text"><text:tab/>dataflow <text:s text:c="2"/>-&gt; Contained in this doc</text:p>
      <text:p text:style-name="Preformatted_20_Text"><text:tab/>3NF process -&gt; 3nf.pdf </text:p>
      <text:p text:style-name="Preformatted_20_Text"><text:tab/>table creation and syntax -&gt; table_setup (UNIX script)</text:p>
      <text:p text:style-name="Preformatted_20_Text"/>
      <text:p text:style-name="Preformatted_20_Text"><text:tab/>There was no AJAX nor JSON employed on this version of the website.</text:p>
      <text:p text:style-name="Preformatted_20_Text"><text:tab/>The website is functional on chrome and firefox</text:p>
      <text:p text:style-name="Preformatted_20_Text"/>
      <text:p text:style-name="Preformatted_20_Text">Access point:<text:tab/><text:tab/>ugweb.cas.mcmaster.ca/~guloiej</text:p>
      <text:p text:style-name="Preformatted_20_Text"/>
      <text:p text:style-name="Preformatted_20_Text">Working accounts:</text:p>
      <text:p text:style-name="Preformatted_20_Text"><text:tab/>username<text:tab/>Password <text:s text:c="3"/><text:tab/>Admin Status</text:p>
      <text:p text:style-name="Preformatted_20_Text"><text:tab/>twotwo<text:tab/><text:tab/>Use123#<text:tab/>Admin</text:p>
      <text:p text:style-name="Preformatted_20_Text"><text:tab/>normal<text:tab/><text:tab/>Normal123#<text:tab/>Not Admin</text:p>
      <text:p text:style-name="Preformatted_20_Text"/>
      <text:p text:style-name="Preformatted_20_Text">In order to properly setup the website:</text:p>
      <text:p text:style-name="Preformatted_20_Text"><text:tab/><text:tab/>1. The following files should reside within public_html:<text:tab/></text:p>
      <text:p text:style-name="Preformatted_20_Text"><text:tab/><text:tab/><text:tab/>admin_inventory_create.php</text:p>
      <text:p text:style-name="Preformatted_20_Text"><text:tab/><text:tab/><text:tab/>admin_inventory.php</text:p>
      <text:p text:style-name="Preformatted_20_Text"><text:tab/><text:tab/><text:tab/>admin_inventory_update.php</text:p>
      <text:p text:style-name="Preformatted_20_Text"><text:tab/><text:tab/><text:tab/>admin.php</text:p>
      <text:p text:style-name="Preformatted_20_Text"><text:tab/><text:tab/><text:tab/>admin_users_create.php</text:p>
      <text:p text:style-name="Preformatted_20_Text"><text:tab/><text:tab/><text:tab/>admin_users_delete.php</text:p>
      <text:p text:style-name="Preformatted_20_Text"><text:tab/><text:tab/><text:tab/>admin_users.php</text:p>
      <text:p text:style-name="Preformatted_20_Text"><text:tab/><text:tab/><text:tab/>admin_users_update.php</text:p>
      <text:p text:style-name="Preformatted_20_Text"><text:tab/><text:tab/><text:tab/>catalog.php</text:p>
      <text:p text:style-name="Preformatted_20_Text"><text:tab/><text:tab/><text:tab/>checkout.php</text:p>
      <text:p text:style-name="Preformatted_20_Text"><text:tab/><text:tab/><text:tab/>contact.html</text:p>
      <text:p text:style-name="Preformatted_20_Text"><text:tab/><text:tab/><text:tab/>extra.css</text:p>
      <text:p text:style-name="Preformatted_20_Text"><text:tab/><text:tab/><text:tab/>fonts</text:p>
      <text:p text:style-name="Preformatted_20_Text"><text:tab/><text:tab/><text:tab/>images</text:p>
      <text:p text:style-name="Preformatted_20_Text"><text:tab/><text:tab/><text:tab/>Includes</text:p>
      <text:p text:style-name="Preformatted_20_Text"><text:tab/><text:tab/><text:tab/>index.html</text:p>
      <text:p text:style-name="Preformatted_20_Text"><text:tab/><text:tab/><text:tab/>login.bk</text:p>
      <text:p text:style-name="Preformatted_20_Text"><text:tab/><text:tab/><text:tab/>login.php</text:p>
      <text:p text:style-name="Preformatted_20_Text"><text:tab/><text:tab/><text:tab/>login.php.bk</text:p>
      <text:p text:style-name="Preformatted_20_Text"><text:tab/><text:tab/><text:tab/>logout.php</text:p>
      <text:p text:style-name="Preformatted_20_Text"><text:tab/><text:tab/><text:tab/>productreview.php</text:p>
      <text:p text:style-name="Preformatted_20_Text"><text:tab/><text:tab/><text:tab/>purchaseconfirm.php</text:p>
      <text:p text:style-name="Preformatted_20_Text"><text:tab/><text:tab/><text:tab/>register.php</text:p>
      <text:p text:style-name="Preformatted_20_Text"><text:tab/><text:tab/><text:tab/>review.html</text:p>
      <text:p text:style-name="Preformatted_20_Text"><text:tab/><text:tab/><text:tab/>Scripts</text:p>
      <text:p text:style-name="Preformatted_20_Text"><text:tab/><text:tab/><text:tab/>sitemap.html</text:p>
      <text:p text:style-name="Preformatted_20_Text"><text:tab/><text:tab/><text:tab/>table_setup</text:p>
      <text:p text:style-name="Preformatted_20_Text"><text:tab/><text:tab/><text:tab/>userupdate.php</text:p>
      <text:p text:style-name="Preformatted_20_Text"><text:tab/><text:tab/><text:tab/>viewreview.php</text:p>
      <text:p text:style-name="Preformatted_20_Text"/>
      <text:p text:style-name="Preformatted_20_Text"><text:tab/><text:tab/><text:tab/>where fonts, images, Includes, Scripts are directories containing necessary files</text:p>
      <text:p text:style-name="Preformatted_20_Text"/>
      <text:p text:style-name="Preformatted_20_Text"><text:tab/><text:tab/>2. if on UNIX system, simply run ./table_setup from the public_html folder</text:p>
      <text:p text:style-name="Preformatted_20_Text"><text:tab/><text:tab/><text:tab/><text:tab/>if not on UNIX system, use statements contained in the table_setup to build database.</text:p>
      <text:p text:style-name="Preformatted_20_Text"><text:soft-page-break/></text:p>
      <text:p text:style-name="Preformatted_20_Text">3. Visit web address containing public_html folder:</text:p>
      <text:p text:style-name="Preformatted_20_Text"><text:tab/>ugweb.cas.mcmaster.ca/~guloiej</text:p>
      <text:p text:style-name="Preformatted_20_Text"/>
      <text:p text:style-name="Preformatted_20_Text">This will lead you to the index.html page, where everything should be fairly intuitive.</text:p>
      <text:p text:style-name="Preformatted_20_Text">Most places to navigate can be reached by using the navbar.</text:p>
      <text:p text:style-name="Preformatted_20_Text"/>
      <text:p text:style-name="Preformatted_20_Text">You can login, register a new user, view the catalog, add items to cart, view the cart and view reviews without logging in.</text:p>
      <text:p text:style-name="Preformatted_20_Text">If you are logged in then you can logout, purchase your cart contents, rate the purchased items, or change your user's settings.</text:p>
      <text:p text:style-name="Preformatted_20_Text"/>
      <text:p text:style-name="Preformatted_20_Text">If your user name is that of an admin you can navigate to the admin page and edit user info and inventory info.</text:p>
      <text:p text:style-name="Preformatted_20_Text"/>
      <text:p text:style-name="Preformatted_20_Text">In order to make a purchase you must enter a valid credit card number “1234123412341234” or “1234-1234-1234-1234” with an expiry date that is beyond the current month.</text:p>
      <text:p text:style-name="P2"/>
      <text:p text:style-name="Preformatted_20_Text"/>
      <text:p text:style-name="Preformatted_20_Text">NOTE: </text:p>
      <text:p text:style-name="Preformatted_20_Text"/>
      <text:p text:style-name="Standard">How search feature is implemented:</text:p>
      <text:list xml:id="list738739977" text:style-name="WWNum2">
        <text:list-item>
          <text:p text:style-name="P3">An input type of search (call A) was added</text:p>
        </text:list-item>
        <text:list-item>
          <text:p text:style-name="P3">An event listener for the <text:span text:style-name="T1">input</text:span> DOM event was added, which ran the following procedure every time A’s value was changed:</text:p>
          <text:list>
            <text:list-item>
              <text:p text:style-name="P3"><text:span text:style-name="T1">Val := </text:span>A’s value</text:p>
            </text:list-item>
            <text:list-item>
              <text:p text:style-name="P3">For all 15 rows R in our product table:</text:p>
              <text:list>
                <text:list-item>
                  <text:p text:style-name="P3">For all cols C (price, description, storage type, etc.):</text:p>
                  <text:list>
                    <text:list-item>
                      <text:p text:style-name="P3">If the regular expression /<text:span text:style-name="T1">val/</text:span>i matches the text in table cell A[R][C] (ie. if <text:span text:style-name="T1">val</text:span> is a case-insensitive substring of A[R][C]), then invoke jQuery .show() method on the row element</text:p>
                    </text:list-item>
                  </text:list>
                </text:list-item>
                <text:list-item>
                  <text:p text:style-name="P3">If no match occurred in any column , invoke jQuery’s .hide() method on the row eleme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WenQuanYi Micro Hei1" style:font-size-asian="10pt" style:font-name-complex="Lohit Hindi2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5T23:45:56</dc:date>
    <dc:creator>ed </dc:creator>
    <meta:generator>LibreOffice/3.5$Linux_X86_64 LibreOffice_project/350m1$Build-2</meta:generator>
    <meta:editing-duration>PT13S</meta:editing-duration>
    <meta:editing-cycles>3</meta:editing-cycles>
    <meta:document-statistic meta:table-count="0" meta:image-count="0" meta:object-count="0" meta:page-count="2" meta:paragraph-count="67" meta:word-count="405" meta:character-count="2745" meta:non-whitespace-character-count="2291"/>
  </office:meta>
</office:document-meta>
</file>